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714cm" fo:min-width="12.5cm"/>
    </style:style>
    <style:style style:name="gr4" style:family="graphic" style:parent-style-name="standard">
      <style:graphic-properties draw:textarea-horizontal-align="justify" draw:textarea-vertical-align="middle" draw:auto-grow-height="false" fo:min-height="2.45cm" fo:min-width="12.9cm"/>
    </style:style>
    <style:style style:name="gr5" style:family="graphic" style:parent-style-name="standard">
      <style:graphic-properties draw:textarea-horizontal-align="justify" draw:textarea-vertical-align="middle" draw:auto-grow-height="false" fo:min-height="1.95cm" fo:min-width="12.2cm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12cm"/>
    </style:style>
    <style:style style:name="gr7" style:family="graphic" style:parent-style-name="standard">
      <style:graphic-properties draw:textarea-horizontal-align="justify" draw:textarea-vertical-align="middle" draw:auto-grow-height="false" fo:min-height="1.251cm" fo:min-width="3.576cm"/>
    </style:style>
    <style:style style:name="gr8" style:family="graphic" style:parent-style-name="standard">
      <style:graphic-properties draw:textarea-horizontal-align="justify" draw:textarea-vertical-align="middle" draw:auto-grow-height="false" fo:min-height="0.88cm" fo:min-width="3.37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cm" svg:height="1.2cm" svg:x="8.4cm" svg:y="1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1" draw:layer="layout" svg:x1="9.8cm" svg:y1="2.2cm" svg:x2="9.8cm" svg:y2="3.3cm">
          <text:p/>
        </draw:line>
        <draw:custom-shape draw:style-name="gr1" draw:text-style-name="P2" draw:layer="layout" svg:width="11.3cm" svg:height="2.8cm" svg:x="4cm" svg:y="3.2cm">
          <text:p text:style-name="P1"><text:span text:style-name="T1">Input: Shallow end depth of pool</text:span></text:p>
          <text:p text:style-name="P1"><text:span text:style-name="T1">Deep end depth of pool</text:span></text:p>
          <text:p text:style-name="P1"><text:span text:style-name="T1">Width of pool</text:span></text:p>
          <text:p text:style-name="P1"><text:span text:style-name="T1">Length of pool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9.6cm" svg:y1="6cm" svg:x2="9.6cm" svg:y2="7.6cm">
          <text:p/>
        </draw:line>
        <draw:custom-shape draw:style-name="gr3" draw:text-style-name="P1" draw:layer="layout" svg:width="13cm" svg:height="2.964cm" svg:x="3.5cm" svg:y="7.636cm">
          <text:p text:style-name="P1">Difference in depth ← </text:p>
          <text:p text:style-name="P1">Deep end depth – Shallow end depth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0.1cm" svg:y1="10.6cm" svg:x2="10cm" svg:y2="12.6cm">
          <text:p/>
        </draw:line>
        <draw:custom-shape draw:style-name="gr4" draw:text-style-name="P1" draw:layer="layout" svg:width="13.4cm" svg:height="2.7cm" svg:x="3.2cm" svg:y="12.4cm">
          <text:p text:style-name="P1">Volume of bottom area with slope ←</text:p>
          <text:p text:style-name="P1">(Difference in depth * width * length)/2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9.8cm" svg:y1="15cm" svg:x2="9.9cm" svg:y2="17.6cm">
          <text:p/>
        </draw:line>
        <draw:custom-shape draw:style-name="gr5" draw:text-style-name="P1" draw:layer="layout" svg:width="12.7cm" svg:height="2.2cm" svg:x="3.8cm" svg:y="17.5cm">
          <text:p text:style-name="P1">Volume of pool ← </text:p>
          <text:p text:style-name="P1">Volume of bottom area with slope + </text:p>
          <text:p text:style-name="P1">(length * width * shallow end depth) 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0.2cm" svg:y1="19.8cm" svg:x2="10.2cm" svg:y2="21.5cm">
          <text:p/>
        </draw:line>
        <draw:custom-shape draw:style-name="gr6" draw:text-style-name="P1" draw:layer="layout" svg:width="12.5cm" svg:height="1.5cm" svg:x="4.1cm" svg:y="21.5cm">
          <text:p text:style-name="P1">Volume of water required ← Volume of pool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0.4cm" svg:y1="23.1cm" svg:x2="10.4cm" svg:y2="24.6cm">
          <text:p/>
        </draw:line>
        <draw:custom-shape draw:style-name="gr7" draw:text-style-name="P1" draw:layer="layout" svg:width="6.7cm" svg:height="1.5cm" svg:x="6.7cm" svg:y="24.6cm">
          <text:p text:style-name="P1">Output: Volume of water require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0cm" svg:y1="26.1cm" svg:x2="10cm" svg:y2="27.4cm">
          <text:p/>
        </draw:line>
        <draw:custom-shape draw:style-name="gr8" draw:text-style-name="P1" draw:layer="layout" svg:width="4.3cm" svg:height="1.6cm" svg:x="7.9cm" svg:y="27.1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3T14:59:31.327000000</meta:creation-date>
    <dc:date>2014-09-25T10:03:14.888035000</dc:date>
    <meta:editing-duration>PT10M46S</meta:editing-duration>
    <meta:editing-cycles>2</meta:editing-cycles>
    <meta:generator>LibreOffice/4.3.1.2$MacOSX_X86_64 LibreOffice_project/958349dc3b25111dbca392fbc281a05559ef6848</meta:generator>
    <meta:document-statistic meta:object-count="15"/>
  </office:meta>
</office:document-meta>
</file>